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amespaceContext.getBound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bindDefaultNamespaceUri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bindNamespaceUri( String prefix ,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NamespaceContext.getNamespaceURI(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NamespaceContex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.setBindings( Map &lt; String , String &gt;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getPrefixesSet( String namespac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NamespaceContext.getPrefix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.getPrefixes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removeBinding( @ Nullable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